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24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20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1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18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16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14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1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1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11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1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09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0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0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0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0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6832" calcext:value-type="float">
            <text:p>29.5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0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01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200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9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97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9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028" calcext:value-type="float">
            <text:p>28.91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9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9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608" calcext:value-type="float">
            <text:p>29.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9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3104" calcext:value-type="float">
            <text:p>24.07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9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88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8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8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7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2424" calcext:value-type="float">
            <text:p>26.25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78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7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7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7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7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7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8344" calcext:value-type="float">
            <text:p>27.89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4201</text:p>
          </table:table-cell>
          <table:table-cell office:value-type="string" calcext:value-type="string">
            <text:p>196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9216" calcext:value-type="float">
            <text:p>28.77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1" meta:object-count="0"/>
    <meta:user-defined meta:name="AppVersion">3.0</meta:user-defined>
  </office:meta>
</office:document-meta>
</file>